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3.67mm" fo:break-before="auto" style:use-optimal-row-height="false"/>
    </style:style>
    <style:style style:name="ro7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ize="7pt" fo:font-style="italic" style:font-size-asian="7pt" style:font-style-asian="italic" style:font-size-complex="7pt" style:font-style-complex="italic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dash" draw:stroke-dash="Fine_20_Dashed" svg:stroke-width="0.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visibility="collapse">
          <table:table-cell table:number-columns-repeated="8"/>
        </table:table-row>
        <table:table-row table:style-name="ro2">
          <table:table-cell/>
          <table:table-cell table:style-name="ce13" office:value-type="string" calcext:value-type="string" table:number-columns-spanned="5" table:number-rows-spanned="1">
            <text:p>г. Тольятти, ул. Мира, XX тел.: XXXXXX, XXXXXX</text:p>
          </table:table-cell>
          <table:covered-table-cell table:number-columns-repeated="3" table:style-name="ce18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4"/>
          <table:covered-table-cell table:number-columns-repeated="5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Заказ-наряд на выполнени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3" office:value-type="string" calcext:value-type="string">
            <text:p>Дата согласованного выезда: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Дата повторного согласованного выезда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5"/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5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16"/>
          <table:table-cell table:style-name="ce11" table:number-columns-repeated="4"/>
          <table:table-cell table:style-name="ce8"/>
          <table:table-cell table:style-name="ce17"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16"/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7" table:number-columns-spanned="2" table:number-rows-spanned="1"/>
          <table:covered-table-cell table:style-name="ce8"/>
          <table:table-cell table:style-name="ce17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6"/>
          <table:table-cell table:style-name="ce21"/>
          <table:table-cell table:style-name="ce16"/>
          <table:table-cell table:style-name="ce24" office:value-type="string" calcext:value-type="string">
            <text:p>№</text:p>
          </table:table-cell>
          <table:table-cell table:style-name="ce27" table:number-columns-spanned="2" table:number-rows-spanned="1"/>
          <table:covered-table-cell table:style-name="ce8"/>
          <table:table-cell table:style-name="ce17"/>
        </table:table-row>
        <table:table-row table:style-name="ro2">
          <table:table-cell table:style-name="ce3" office:value-type="string" calcext:value-type="string">
            <text:p>Дата продажи изделия</text:p>
          </table:table-cell>
          <table:table-cell table:style-name="ce11"/>
          <table:table-cell table:style-name="ce8" table:number-columns-repeated="2"/>
          <table:table-cell table:style-name="ce3" office:value-type="string" calcext:value-type="string">
            <text:p>Продавец</text:p>
          </table:table-cell>
          <table:table-cell table:style-name="ce28" table:number-columns-spanned="2" table:number-rows-spanned="1"/>
          <table:covered-table-cell table:style-name="ce8"/>
          <table:table-cell table:style-name="ce17"/>
        </table:table-row>
        <table:table-row table:style-name="ro2">
          <table:table-cell table:style-name="ce3" office:value-type="string" calcext:value-type="string">
            <text:p>Претензии к изделию</text:p>
          </table:table-cell>
          <table:table-cell table:style-name="ce11"/>
          <table:table-cell table:style-name="ce8" table:number-columns-repeated="5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 table:number-columns-spanned="7" table:number-rows-spanned="4">
            <text:p>Устранение недостатков в изделии, а равно выполнение гарантийных работ с изделием производится в соответствии с ФЗ РФ «О защите прав потребителей» и включает в себя: выполнение мероприятий по проведению диагностики изделия, при необходимости заказ запасных частей и механизмов, а также выполнение работ с неисправным изделием. Владелец изделия берет на себя обязательство по оплате 300 рублей в случаях: вызова мастера при отсутствии дефекта в изделии, наличия негарантийного случая, повторного выезда мастера к заказчику (по причине отсутствия последнего по указанному им адресу в момент первого согласованного выезда мастера), а равно проведения диагностики в условиях стационара в случае отсутствия дефекта. В ходе производства гарантийных работ возможно проявление скрытых дефектов, которые нельзя выявить при первичном осмотре изделия.</text:p>
          </table:table-cell>
          <table:covered-table-cell table:number-columns-repeated="6" table:style-name="ce17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6"/>
          <table:covered-table-cell table:style-name="ce8"/>
          <table:covered-table-cell table:number-columns-repeated="3"/>
          <table:table-cell/>
        </table:table-row>
        <table:table-row table:style-name="ro5">
          <table:covered-table-cell table:number-columns-repeated="2" table:style-name="ce3"/>
          <table:covered-table-cell table:style-name="ce22"/>
          <table:covered-table-cell table:style-name="ce17"/>
          <table:covered-table-cell table:number-columns-repeated="3"/>
          <table:table-cell/>
        </table:table-row>
        <table:table-row table:style-name="ro2">
          <table:table-cell table:style-name="ce3" table:number-columns-repeated="2"/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style-name="ce3" office:value-type="string" calcext:value-type="string">
            <text:p>Дата принятия заявки </text:p>
          </table:table-cell>
          <table:table-cell table:style-name="ce11"/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8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3"/>
        </table:table-row>
        <table:table-row table:style-name="ro6">
          <table:table-cell table:style-name="ce10"/>
          <table:table-cell table:style-name="ce17" table:number-columns-repeated="6"/>
          <table:table-cell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6" table:number-columns-repeated="3"/>
          <table:table-cell table:style-name="ce17"/>
        </table:table-row>
        <table:table-row table:style-name="ro2">
          <table:table-cell table:style-name="ce11" table:number-columns-repeated="3"/>
          <table:table-cell table:style-name="ce8"/>
          <table:table-cell table:style-name="ce26" table:number-columns-repeated="3"/>
          <table:table-cell table:style-name="ce29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29"/>
        </table:table-row>
        <table:table-row table:style-name="ro2">
          <table:table-cell>
            <draw:line table:end-cell-address="Лист1.G30" table:end-x="22.05mm" table:end-y="4.42mm" draw:z-index="0" draw:style-name="gr1" draw:text-style-name="P1" svg:x1="0mm" svg:y1="-0.83mm" svg:x2="161.4mm" svg:y2="-0.83mm">
              <text:p/>
            </draw:line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 table:number-columns-spanned="5" table:number-rows-spanned="1">
            <text:p>г. Тольятти, ул. Мира, XX тел.: XXXXXX, XXXXXX</text:p>
          </table:table-cell>
          <table:covered-table-cell table:number-columns-repeated="3" table:style-name="ce18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4"/>
          <table:covered-table-cell table:number-columns-repeated="5"/>
          <table:table-cell/>
        </table:table-row>
        <table:table-row table:style-name="ro2">
          <table:table-cell table:style-name="ce12" table:formula="of:=[.A4]" office:value-type="string" office:string-value="Заказ-наряд на выполнение гарантийных работ № от " calcext:value-type="string" table:number-columns-spanned="7" table:number-rows-spanned="1">
            <text:p>Заказ-наряд на выполнени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3" office:value-type="string" calcext:value-type="string">
            <text:p>Дата согласованного выезда:</text:p>
          </table:table-cell>
          <table:table-cell table:number-columns-repeated="2"/>
          <table:table-cell table:style-name="ce8" table:formula="of:=[.G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Дата повторного согласованного выезда</text:p>
          </table:table-cell>
          <table:table-cell table:number-columns-repeated="2"/>
          <table:table-cell table:style-name="ce8" table:formula="of:=[.G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9" table:formula="of:=[.B8]" office:value-type="float" office:value="0" calcext:value-type="float">
            <text:p>0</text:p>
          </table:table-cell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5" table:formula="of:=[.F8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20" table:formula="of:=[.B9]" office:value-type="float" office:value="0" calcext:value-type="float">
            <text:p>0</text:p>
          </table:table-cell>
          <table:table-cell table:style-name="ce11" table:number-columns-repeated="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20" table:formula="of:=[.B10]" office:value-type="float" office:value="0" calcext:value-type="float">
            <text:p>0</text:p>
          </table:table-cell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0" table:formula="of:=[.F10]" office:value-type="float" office:value="0" calcext:value-type="float">
            <text:p>0</text:p>
          </table:table-cell>
          <table:table-cell table:style-name="ce8"/>
          <table:table-cell table:style-name="ce17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20" table:formula="of:=[.B11]"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24" office:value-type="string" calcext:value-type="string">
            <text:p>№</text:p>
          </table:table-cell>
          <table:table-cell table:style-name="ce20" table:formula="of:=[.F11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Дата продажи изделия</text:p>
          </table:table-cell>
          <table:table-cell table:style-name="ce11" table:formula="of:=[.B12]" office:value-type="float" office:value="0" calcext:value-type="float">
            <text:p>0</text:p>
          </table:table-cell>
          <table:table-cell table:style-name="ce8" table:number-columns-repeated="2"/>
          <table:table-cell table:style-name="ce3" office:value-type="string" calcext:value-type="string">
            <text:p>Продавец</text:p>
          </table:table-cell>
          <table:table-cell table:style-name="ce11" table:formula="of:=[.F12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Претензии к изделию</text:p>
          </table:table-cell>
          <table:table-cell table:style-name="ce11" table:formula="of:=[.B13]" office:value-type="float" office:value="0" calcext:value-type="float">
            <text:p>0</text:p>
          </table:table-cell>
          <table:table-cell table:style-name="ce8" table:number-columns-repeated="5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 table:number-columns-spanned="7" table:number-rows-spanned="4">
            <text:p>Устранение недостатков в изделии, а равно выполнение гарантийных работ с изделием производится в соответствии с ФЗ РФ «О защите прав потребителей» и включает в себя: выполнение мероприятий по проведению диагностики изделия, при необходимости заказ запасных частей и механизмов, а также выполнение работ с неисправным изделием. Владелец изделия берет на себя обязательство по оплате 300 рублей в случаях: вызова мастера при отсутствии дефекта в изделии, наличия негарантийного случая, повторного выезда мастера к заказчику (по причине отсутствия последнего по указанному им адресу в момент первого согласованного выезда мастера), а равно проведения диагностики в условиях стационара в случае отсутствия дефекта. В ходе производства гарантийных работ возможно проявление скрытых дефектов, которые нельзя выявить при первичном осмотре изделия.</text:p>
          </table:table-cell>
          <table:covered-table-cell table:number-columns-repeated="6" table:style-name="ce17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6"/>
          <table:covered-table-cell table:style-name="ce8"/>
          <table:covered-table-cell table:number-columns-repeated="3"/>
          <table:table-cell/>
        </table:table-row>
        <table:table-row table:style-name="ro7">
          <table:covered-table-cell table:number-columns-repeated="2" table:style-name="ce3"/>
          <table:covered-table-cell table:style-name="ce22"/>
          <table:covered-table-cell table:style-name="ce17"/>
          <table:covered-table-cell table:number-columns-repeated="3"/>
          <table:table-cell/>
        </table:table-row>
        <table:table-row table:style-name="ro2">
          <table:table-cell table:style-name="ce3" table:number-columns-repeated="2"/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style-name="ce3" office:value-type="string" calcext:value-type="string">
            <text:p>Дата принятия заявки </text:p>
          </table:table-cell>
          <table:table-cell table:style-name="ce11" table:formula="of:=[.B20]" office:value-type="float" office:value="0" calcext:value-type="float">
            <text:p>0</text:p>
          </table:table-cell>
          <table:table-cell table:style-name="ce22"/>
          <table:table-cell table:style-name="ce1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8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 table:style-name="ce30"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2"/>
          <table:table-cell table:style-name="ce17"/>
        </table:table-row>
        <table:table-row table:style-name="ro2">
          <table:table-cell table:style-name="ce10"/>
          <table:table-cell table:style-name="ce17" table:number-columns-repeated="7"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6" table:number-columns-repeated="3"/>
          <table:table-cell table:style-name="ce17"/>
        </table:table-row>
        <table:table-row table:style-name="ro2">
          <table:table-cell table:style-name="ce11" table:number-columns-repeated="3"/>
          <table:table-cell table:style-name="ce8"/>
          <table:table-cell table:style-name="ce26" table:number-columns-repeated="3"/>
          <table:table-cell table:style-name="ce17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17"/>
        </table:table-row>
        <table:table-row table:style-name="ro2">
          <table:table-cell table:style-name="ce8" table:number-columns-repeated="2"/>
          <table:table-cell table:style-name="ce23"/>
          <table:table-cell table:style-name="ce8" table:number-columns-repeated="4"/>
          <table:table-cell table:style-name="ce17"/>
        </table:table-row>
        <table:table-row table:style-name="ro2">
          <table:table-cell table:number-columns-repeated="8"/>
        </table:table-row>
        <table:table-row table:style-name="ro2">
          <table:table-cell table:style-name="ce3"/>
          <table:table-cell table:style-name="ce17" table:number-columns-repeated="2"/>
          <table:table-cell table:number-columns-repeated="2"/>
          <table:table-cell table:style-name="ce3"/>
          <table:table-cell/>
          <table:table-cell table:style-name="ce17"/>
        </table:table-row>
        <table:table-row table:style-name="ro2">
          <table:table-cell table:number-columns-repeated="5"/>
          <table:table-cell table:style-name="ce3"/>
          <table:table-cell/>
          <table:table-cell table:style-name="ce17"/>
        </table:table-row>
        <table:table-row table:style-name="ro2">
          <table:table-cell table:style-name="ce3"/>
          <table:table-cell table:style-name="ce17" table:number-columns-repeated="2"/>
          <table:table-cell table:number-columns-repeated="2"/>
          <table:table-cell table:style-name="ce3"/>
          <table:table-cell/>
          <table:table-cell table:style-name="ce17"/>
        </table:table-row>
        <table:table-row table:style-name="ro2">
          <table:table-cell table:number-columns-repeated="5"/>
          <table:table-cell table:style-name="ce3"/>
          <table:table-cell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51mm" draw:dots2="1" draw:dots2-length="0.51mm" draw:distance="0.51mm"/>
    <draw:stroke-dash draw:name="Тонкий_20_штрих_20_12" draw:display-name="Тонкий штрих 12" draw:style="rect" draw:dots1="1" draw:dots1-length="5.1mm" draw:dots2="1" draw:dots2-length="5.1mm" draw:distance="1.1mm"/>
  </office:styles>
  <office:automatic-styles>
    <style:page-layout style:name="Mpm1">
      <style:page-layout-properties fo:margin-top="0mm" fo:margin-bottom="0mm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09:39:11.0727737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o </meta:initial-creator>
    <meta:creation-date>2010-02-08T20:11:14</meta:creation-date>
    <dc:date>2016-02-09T09:46:31.495948984</dc:date>
    <meta:editing-duration>PT11H17M9S</meta:editing-duration>
    <meta:editing-cycles>96</meta:editing-cycles>
    <meta:generator>LibreOffice/5.0.2.2$Linux_X86_64 LibreOffice_project/00m0$Build-2</meta:generator>
    <meta:printed-by>sergo </meta:printed-by>
    <meta:print-date>2010-02-11T20:35:16</meta:print-date>
    <dc:creator>sergo  </dc:creator>
    <meta:document-statistic meta:table-count="1" meta:cell-count="57" meta:object-count="1"/>
  </office:meta>
</office:document-meta>
</file>